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rmony Individual Contributor Assignment Agreement</text:p>
      <text:p text:style-name="Standard"/>
      <text:p text:style-name="Standard">Thank you for your interest in contributing to [PROJECT_NAME]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SUBMISSION_INSTRUCTIONS].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the individual who Submits a Contribution to Us.</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NONOWNER_INSTRUCTIONS].</text:p>
      <text:p text:style-name="Standard"/>
      <text:p text:style-name="Standard"><text:s text:c="8"/>"Copyright" means all rights protecting works of authorship owned or controlled by You,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P3">2. Grant of Rights</text:p>
      <text:p text:style-name="Standard"/>
      <text:p text:style-name="P4">2.1 Copyright Assignment</text:p>
      <text:p text:style-name="Standard"/>
      <text:p text:style-name="Standard">(a) At the time the Contribution is Submitted, You assign to Us all right, title, and interest worldwide in all Copyright covering the Contribution; provided that this transfer is conditioned upon compliance with Section 2.3.</text:p>
      <text:p text:style-name="Standard"><text:soft-page-break/></text:p>
      <text:p text:style-name="Standard">(b) To the extent that any of the rights in Section 2.1(a) cannot be assigned by You to Us, You grant to Us a perpetual, worldwide, exclusive, royalty-free, transferable, irrevocable license under such non-assigned rights, with rights to sublicense through multiple tiers of sublicensees, to practice such non-assigned rights, including, but not limited to, the right to reproduce, modify, display, perform and distribute the Contribution; provided that this license is conditioned upon compliance with Section 2.3.</text:p>
      <text:p text:style-name="Standard"/>
      <text:p text:style-name="Standard">(c) To the extent that any of the rights in Section 2.1(a) can neither be assigned nor licensed by You to Us, You irrevocably waive and agree never to assert such rights against Us, any of our successors in interest, or any of our licensees, either direct or indirect; provided that this agreement not to assert is conditioned upon compliance with Section 2.3.</text:p>
      <text:p text:style-name="Standard"/>
      <text:p text:style-name="Standard">(d) Upon such transfer of rights to Us, to the maximum extent possible, We immediately grant to You a perpetual, worldwide, non-exclusive, royalty-free, transferable, irrevocable license under such rights covering the Contribution, with rights to sublicense through multiple tiers of sublicensees, to reproduce, modify, display, perform, and distribute the Contribution. The intention of the parties is that this license will be as broad as possible and to provide You with rights as similar as possible to the owner of the rights that You transferred. This license back is limited to the Contribution and does not provide any rights to the Material.</text:p>
      <text:p text:style-name="Standard"/>
      <text:p text:style-name="P4">2.2 Patent License</text:p>
      <text:p text:style-name="Standard"/>
      <text:p text:style-name="Standard">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provided that this license is conditioned upon compliance with Section 2.3. This patent license includes, without limitation, method, process, and apparatus claims which You own, control or have the right to grant, now or in the future, but only to the extent to which making, having made, using, selling, offering for sale, importing or otherwise transferring the Contribution, or the Contribution in combination with the Material as it exists on the Submission Date, infringes such patent claims.</text:p>
      <text:p text:style-name="Standard"/>
      <text:p text:style-name="P4">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Date for the Material or the following additional licenses [LIST_OF_LICENSES] (including any right 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text:soft-page-break/>Effective Date, including both permissive and copyleft licenses, whether or not such licenses are 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which are recommended by the Free Software Foundation for use in GNU projects on or after the Effective Date, whether or not such licenses are subsequently disapproved (including any right to adopt any future version of a license if permitted).</text:p>
      <text:p text:style-name="Standard"/>
      <text:p text:style-name="Standard">(Option Five) 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
      <text:p text:style-name="Standard">In addition, We may use the following licenses for Media in the Contribution: [LIST_OF_MEDIA_LICENSES] (i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assigned or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wn the Copyright and patent claims covering the Contribution which are required to grant the rights under Section 2. <text:s/></text:p>
      <text:p text:style-name="Standard"/>
      <text:p text:style-name="Standard">(c) The grant of rights under Section 2 does not violate any grant of rights which You have made to third parties, including Your employer. <text:s/>If You are an employee, You have had Your employer approve this Agreement or sign the Entity version of this document. <text:s/>If You are less than eighteen years old, please have Your parents or guardian sign the Agreement.</text:p>
      <text:p text:style-name="Standard"/>
      <text:p text:style-name="Standard">(d) You have followed the instructions in [NONOWNER_INSTRUCTIONS], if You do not own the Copyright in the entire work of authorship Submitted.</text:p>
      <text:p text:style-name="Standard"/>
      <text:p text:style-name="P3"><text:soft-page-break/>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AND BY US TO YOU.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OR US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JURISDICTIO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P2">You</text:p>
      <text:p text:style-name="P2"><text:soft-page-break/>________________________</text:p>
      <text:p text:style-name="P2">Name:<text:tab/>________________________</text:p>
      <text:p text:style-name="P2">Address:<text:tab/>________________________</text:p>
      <text:p text:style-name="P2"><text:tab/>________________________</text:p>
      <text:p text:style-name="P2"/>
      <text:p text:style-name="P2">Us</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armony Individual Contributor Assignment Agreement (HA-CAA-I)<text:tab/><text:page-number text:select-page="current">2</text:page-number></text:p>
        <text:p text:style-name="MP1">Version Beta May 23,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0T19:25:07</meta:creation-date>
    <dc:date>2011-05-23T17:38:22</dc:date>
    <meta:editing-duration>PT52M33S</meta:editing-duration>
    <meta:editing-cycles>18</meta:editing-cycles>
    <meta:generator>LibreOffice/3.3$Unix LibreOffice_project/330m19$Build-202</meta:generator>
    <dc:creator>Allison Randal</dc:creator>
    <meta:document-statistic meta:table-count="0" meta:image-count="0" meta:object-count="0" meta:page-count="5" meta:paragraph-count="59" meta:word-count="1796" meta:character-count="11313"/>
  </office:meta>
</office:document-meta>
</file>